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ε</mi>
        <mtext>K</mtext>
      </msub>
      <mrow>
        <mspace width="2em"/>
        <mo stretchy="false">=</mo>
        <mspace width="2em"/>
      </mrow>
      <mfrac>
        <mrow>
          <mo fence="true" stretchy="false">|</mo>
          <mrow>
            <msub>
              <mi>Q</mi>
              <mtext>tief</mtext>
            </msub>
          </mrow>
          <mo fence="true" stretchy="false">|</mo>
        </mrow>
        <mrow>
          <mo fence="true" stretchy="false">|</mo>
          <mrow>
            <mi>W</mi>
          </mrow>
          <mo fence="true" stretchy="false">|</mo>
        </mrow>
      </mfrac>
      <mrow>
        <mspace width="2em"/>
        <mo stretchy="false">=</mo>
        <mspace width="2em"/>
      </mrow>
      <mfrac>
        <mrow>
          <mo fence="true" stretchy="false">|</mo>
          <mrow>
            <msub>
              <mi>Q</mi>
              <mtext>tief</mtext>
            </msub>
          </mrow>
          <mo fence="true" stretchy="false">|</mo>
        </mrow>
        <mrow>
          <mrow>
            <mo fence="true" stretchy="false">|</mo>
            <mrow>
              <msub>
                <mi>Q</mi>
                <mtext>hoch</mtext>
              </msub>
            </mrow>
            <mo fence="true" stretchy="false">|</mo>
          </mrow>
          <mrow>
            <mspace width="2em"/>
            <mo stretchy="false">−</mo>
            <mspace width="2em"/>
          </mrow>
          <mrow>
            <mo fence="true" stretchy="false">|</mo>
            <mrow>
              <msub>
                <mi>Q</mi>
                <mtext>tief</mtext>
              </msub>
            </mrow>
            <mo fence="true" stretchy="false">|</mo>
          </mrow>
        </mrow>
      </mfrac>
    </mrow>
    <annotation encoding="StarMath 5.0">%ivarepsilon _"K" ~=~ { lline Q _"tief" rline } over { lline W rline } 
~=~ { lline Q _"tief" rline } over { lline Q _"hoch" rline ~-~ lline Q _"tief" rline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47:36.856000000</meta:creation-date>
    <dc:date>2015-04-09T00:50:30.317000000</dc:date>
    <meta:editing-duration>PT2M53S</meta:editing-duration>
    <meta:editing-cycles>1</meta:editing-cycles>
    <meta:generator>LibreOffice/4.3.4.1$Windows_x86 LibreOffice_project/bc356b2f991740509f321d70e4512a6a54c5f243</meta:generator>
  </office:meta>
</office:document-meta>
</file>